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B000000A8BFA7BCD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2.03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Семинар 9 по СДП</text:p>
          </draw:text-box>
        </draw:frame>
        <draw:frame presentation:style-name="pr2" draw:text-style-name="P1" draw:layer="layout" svg:width="25.199cm" svg:height="2.03cm" svg:x="1.4cm" svg:y="3.685cm" presentation:class="subtitle" presentation:user-transformed="true">
          <draw:text-box>
            <text:p>Консултация за Контролно 1</text:p>
          </draw:text-box>
        </draw:frame>
        <draw:frame draw:style-name="gr1" draw:text-style-name="P2" draw:layer="layout" svg:width="13.563cm" svg:height="7.62cm" svg:x="7.392cm" svg:y="6.985cm">
          <draw:image xlink:href="Pictures/100000010000012B000000A8BFA7BCD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Задачи</text:p>
          </draw:text-box>
        </draw:frame>
        <draw:frame presentation:style-name="pr4" draw:layer="layout" svg:width="25.199cm" svg:height="9.134cm" svg:x="1.5cm" svg:y="3.685cm" presentation:class="outline" presentation:user-transformed="true">
          <draw:text-box>
            <text:list text:style-name="L4">
              <text:list-item>
                <text:p><text:a xlink:href="https://leetcode.com/problems/double-a-number-represented-as-a-linked-list/description/" xlink:type="simple">https://leetcode.com/problems/double-a-number-represented-as-a-linked-list/description/</text:a></text:p>
              </text:list-item>
              <text:list-item>
                <text:p><text:a xlink:href="https://leetcode.com/problems/range-sum-query-immutable/" xlink:type="simple">https://leetcode.com/problems/range-sum-query-immutable/</text:a></text:p>
              </text:list-item>
              <text:list-item>
                <text:p><text:a xlink:href="https://leetcode.com/problems/gas-station/description/" xlink:type="simple">https://leetcode.com/problems/gas-station/description/</text:a></text:p>
              </text:list-item>
              <text:list-item>
                <text:p><text:a xlink:href="https://leetcode.com/problems/min-stack/description/" xlink:type="simple">https://leetcode.com/problems/min-stack/description/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01:19:07.213619438</meta:creation-date>
    <dc:date>2024-11-28T02:02:12.991598576</dc:date>
    <meta:editing-duration>PT32M19S</meta:editing-duration>
    <meta:editing-cycles>10</meta:editing-cycles>
    <meta:generator>LibreOffice/24.8.3.2$Linux_X86_64 LibreOffice_project/480$Build-2</meta:generator>
    <meta:document-statistic meta:object-count="30"/>
  </office:meta>
</office:document-meta>
</file>